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300C7185D8F.png"/>
  <manifest:file-entry manifest:media-type="image/png" manifest:full-path="Pictures/100000000000032000000258292556BB.png"/>
  <manifest:file-entry manifest:media-type="image/png" manifest:full-path="Pictures/1000000000000320000002587FB5CBAA.png"/>
  <manifest:file-entry manifest:media-type="image/png" manifest:full-path="Pictures/1000000000000280000001E0104A2192.png"/>
  <manifest:file-entry manifest:media-type="image/png" manifest:full-path="Pictures/100000000000050000000320AAD8B7D9.png"/>
  <manifest:file-entry manifest:media-type="image/png" manifest:full-path="Pictures/100000000000050000000320D2E17203.png"/>
  <manifest:file-entry manifest:media-type="image/png" manifest:full-path="Pictures/1000020100000320000002580A2C5044.png"/>
  <manifest:file-entry manifest:media-type="image/png" manifest:full-path="Pictures/10000201000000DC000000782C4B51DD.png"/>
  <manifest:file-entry manifest:media-type="image/png" manifest:full-path="Pictures/1000000000000640000004B0EC1020F2.png"/>
  <manifest:file-entry manifest:media-type="image/png" manifest:full-path="Pictures/100000000000020000000180B96362E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7.93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text-properties fo:color="#ff3333" fo:font-size="44pt" style:font-size-asian="44pt" style:font-size-complex="44pt"/>
    </style:style>
    <style:style style:name="P2" style:family="paragraph">
      <style:text-properties fo:color="#ff3333"/>
    </style:style>
    <style:style style:name="P3" style:family="paragraph">
      <style:paragraph-properties fo:text-align="center"/>
    </style:style>
    <style:style style:name="T1" style:family="text">
      <style:text-properties fo:color="#ff3333" fo:font-size="44pt" style:font-size-asian="44pt" style:font-size-complex="44pt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Die Geschichte von Windows</text:span></text:p>
            <text:p text:style-name="P1"><text:span text:style-name="T1">Eine Bilderstreck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1.0 (20.11.1985):</text:span></text:p>
          </draw:text-box>
        </draw:frame>
        <draw:frame presentation:style-name="pr4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2" draw:text-style-name="P3" draw:layer="layout" svg:width="25.4cm" svg:height="15.086cm" svg:x="1.4cm" svg:y="4.2cm">
          <draw:image xlink:href="Pictures/10000201000000DC000000782C4B51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2.0 (09.12.1987):</text:span></text:p>
          </draw:text-box>
        </draw:frame>
        <draw:frame draw:style-name="gr2" draw:text-style-name="P3" draw:layer="layout" svg:width="21.6cm" svg:height="15.6cm" svg:x="3.4cm" svg:y="4cm">
          <draw:image xlink:href="Pictures/100000000000020000000180B96362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3.0 (22.03.1990):</text:span></text:p>
          </draw:text-box>
        </draw:frame>
        <draw:frame draw:style-name="gr2" draw:text-style-name="P3" draw:layer="layout" svg:width="21.879cm" svg:height="16.409cm" svg:x="2.4cm" svg:y="3.791cm">
          <draw:image xlink:href="Pictures/1000000000000280000001E0104A21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95 (15.08.1995):</text:span></text:p>
          </draw:text-box>
        </draw:frame>
        <draw:frame draw:style-name="gr2" draw:text-style-name="P3" draw:layer="layout" svg:width="23.2cm" svg:height="16.776cm" svg:x="1.6cm" svg:y="3.424cm">
          <draw:image xlink:href="Pictures/1000020100000320000002580A2C50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9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98 (30.06.1998):</text:span></text:p>
          </draw:text-box>
        </draw:frame>
        <draw:frame draw:style-name="gr2" draw:text-style-name="P3" draw:layer="layout" svg:width="21.168cm" svg:height="15.876cm" svg:x="3.232cm" svg:y="4.343cm">
          <draw:image xlink:href="Pictures/10000000000003200000025829255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2000 (17.02.2000):</text:span></text:p>
          </draw:text-box>
        </draw:frame>
        <draw:frame draw:style-name="gr2" draw:text-style-name="P3" draw:layer="layout" svg:width="21.674cm" svg:height="16.255cm" svg:x="2.6cm" svg:y="3.745cm">
          <draw:image xlink:href="Pictures/100000000000040000000300C7185D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XP (18.10.2001):</text:span></text:p>
          </draw:text-box>
        </draw:frame>
        <draw:frame draw:style-name="gr2" draw:text-style-name="P3" draw:layer="layout" svg:width="20.139cm" svg:height="16.533cm" svg:x="3.061cm" svg:y="3.467cm">
          <draw:image xlink:href="Pictures/1000000000000320000002587FB5CB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9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Vista (30.11.2009):</text:span></text:p>
          </draw:text-box>
        </draw:frame>
        <draw:frame draw:style-name="gr2" draw:text-style-name="P3" draw:layer="layout" svg:width="21.735cm" svg:height="16.52cm" svg:x="2.865cm" svg:y="3.8cm">
          <draw:image xlink:href="Pictures/1000000000000640000004B0EC1020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9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7 (22.02.2011):</text:span></text:p>
          </draw:text-box>
        </draw:frame>
        <draw:frame draw:style-name="gr2" draw:text-style-name="P3" draw:layer="layout" svg:width="21.535cm" svg:height="14.2cm" svg:x="2.6cm" svg:y="4cm">
          <draw:image xlink:href="Pictures/100000000000050000000320D2E172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9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2">Windows 8:</text:span></text:p>
          </draw:text-box>
        </draw:frame>
        <draw:frame draw:style-name="gr2" draw:text-style-name="P3" draw:layer="layout" svg:width="27.999cm" svg:height="17.498cm" svg:x="0.036cm" svg:y="3.4cm">
          <draw:image xlink:href="Pictures/100000000000050000000320AAD8B7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20000000180B96362E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15-01-24T10:38:53.23</meta:creation-date>
    <meta:editing-duration>PT4M8S</meta:editing-duration>
    <meta:editing-cycles>3</meta:editing-cycles>
    <dc:date>2015-01-24T11:01:09.92</dc:date>
    <dc:creator>Dominik </dc:creator>
    <meta:generator>OpenOffice/4.1.1$Win32 OpenOffice.org_project/411m6$Build-9775</meta:generator>
    <meta:document-statistic meta:object-count="65"/>
  </office:meta>
</office:document-meta>
</file>